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erif" svg:font-family="'Noto Serif', 'Times New Roman', Times, serif"/>
    <style:font-face style:name="inherit" svg:font-family="inherit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.516in" table:align="left" fo:background-color="transparent">
        <style:background-image/>
      </style:table-properties>
    </style:style>
    <style:style style:name="Table1.A" style:family="table-column">
      <style:table-column-properties style:column-width="0.8049in"/>
    </style:style>
    <style:style style:name="Table1.B" style:family="table-column">
      <style:table-column-properties style:column-width="0.7111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1.3181in" table:align="left" fo:background-color="transparent">
        <style:background-image/>
      </style:table-properties>
    </style:style>
    <style:style style:name="Table2.A" style:family="table-column">
      <style:table-column-properties style:column-width="0.6069in"/>
    </style:style>
    <style:style style:name="Table2.B" style:family="table-column">
      <style:table-column-properties style:column-width="0.7111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line-height="150%"/>
      <style:text-properties style:font-name="Carlito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paragraph-properties fo:line-height="150%"/>
      <style:text-properties style:font-name="Carlito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tyle="italic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stin Dorris</text:p>
      <text:list xml:id="list3488250702255537624" text:style-name="L1">
        <text:list-item>
          <text:p text:style-name="P2"><text:bookmark text:name="resume_user_info"/>Kennewick, Washington</text:p>
        </text:list-item>
        <text:list-item>
          <text:p text:style-name="P2">sr.justin.dorris@ksd.org</text:p>
        </text:list-item>
      </text:list>
      <text:p text:style-name="P1">Summary</text:p>
      <text:p text:style-name="P1">I have and education in High school, I have not had a job yet but i hope my first will be you, some skills I have for this job are basic programming and knowledge of computers.</text:p>
      <text:p text:style-name="P1">Education</text:p>
      <text:p text:style-name="P1">Southridge High School, Kennewick, Washington</text:p>
      <text:p text:style-name="P1">High School</text:p>
      <text:p text:style-name="P1">June 2016</text:p>
      <text:p text:style-name="P1">Graduating-</text:p>
      <text:p text:style-name="P1">I am currently Graduating from Southridge High school and am planning on doing so in June 2017.</text:p>
      <text:p text:style-name="P1">Employment History</text:p>
      <text:p text:style-name="P1">none</text:p>
      <text:p text:style-name="P1">none <text:s/>June 2016 – June 2016</text:p>
      <text:p text:style-name="P1">I have not worked any where as of yet.</text:p>
      <text:p text:style-name="P1">Hobbies &amp; Interests</text:p>
      <text:p text:style-name="P1">I have no unique hobbies or interests that I'm just a guy that likes video games and wants to work in cyber security</text:p>
      <text:p text:style-name="P1">Professional Skill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programer:</text:p>
          </table:table-cell>
          <table:table-cell table:style-name="Table1.A1" office:value-type="string">
            <text:p text:style-name="P1">Beginner</text:p>
          </table:table-cell>
        </table:table-row>
      </table:table>
      <text:p text:style-name="P1">Languag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english:</text:p>
          </table:table-cell>
          <table:table-cell table:style-name="Table2.A1" office:value-type="string">
            <text:p text:style-name="P1">Native</text:p>
          </table:table-cell>
        </table:table-row>
        <table:table-row>
          <table:table-cell table:style-name="Table2.A1" office:value-type="string">
            <text:p text:style-name="P1">german:</text:p>
          </table:table-cell>
          <table:table-cell table:style-name="Table2.A1" office:value-type="string">
            <text:p text:style-name="P1">Beginner</text:p>
          </table:table-cell>
        </table:table-row>
      </table:table>
      <text:p text:style-name="P1"/>
      <text:p text:style-name="P1">References</text:p>
      <text:p text:style-name="P1"><draw:frame draw:style-name="fr1" draw:name="Frame1" text:anchor-type="paragraph" svg:width="5.302in" draw:z-index="0"><draw:text-box fo:min-height="0.0161in"><text:p text:style-name="P3">coleman</text:p><text:p text:style-name="P5">teacher</text:p><text:p text:style-name="P4">unknown</text:p><text:p text:style-name="P4">unknown</text:p><text:p text:style-name="P4">my teacher a tritech who taught me how to program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erif" svg:font-family="'Noto Serif', 'Times New Roman', Times, serif"/>
    <style:font-face style:name="inherit" svg:font-family="inherit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6-06-01T10:01:57.042228876</meta:creation-date>
    <dc:date>2016-06-01T10:05:52.211421592</dc:date>
    <dc:creator>justin dorris</dc:creator>
    <meta:editing-duration>PT3M55S</meta:editing-duration>
    <meta:editing-cycles>1</meta:editing-cycles>
    <meta:document-statistic meta:table-count="2" meta:image-count="0" meta:object-count="0" meta:page-count="1" meta:paragraph-count="31" meta:word-count="139" meta:character-count="808" meta:non-whitespace-character-count="700"/>
    <meta:generator>LibreOffice/4.3.7.2$Linux_X86_64 LibreOffice_project/430$Build-2</meta:generator>
  </office:meta>
</office:document-meta>
</file>